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1:.G1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:.G2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:.G3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4:.G4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5:.G5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6:.G6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7:.G7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8:.G8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9:.G9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0:.G10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1:.G11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2:.G12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3:.G13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4:.G14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5:.G15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:.G16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:.G17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:.G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:.G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:.G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:.G2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:.G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3:.G2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:.G2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:.G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:.G2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7:.G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8:.G2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:.G2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:.G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1:.G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:.G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:.G3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:.G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:.G3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:.G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7:.G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:.G3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:.G3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0:.G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:.G4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:.G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3:.G4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4:.G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5:.G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6:.G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:.G4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:.G4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:.G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:.G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:.G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3:.G5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:.G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:.G5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:.G5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:.G5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:.G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:.G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:.G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:.G6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:.G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:.G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:.G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:.G6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:.G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:.G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:.G7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3:.G7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:.G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:.G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:.G7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7:.G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:.G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9:.G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:.G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:.G8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:.G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:.G8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:.G8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:.G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:.G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:.G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:.G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:.G9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:.G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2:.G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:.G9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4:.G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5:.G9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:.G9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:.G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8:.G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:.G10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:.G1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:.G10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:.G10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:.G1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:.G1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:.G10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:.G10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8:.G1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:.G1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:.G11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:.G11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:.G11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3:.G11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:.G1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5:.G1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:.G1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:.G1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:.G1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:.G11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:.G1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:.G1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:.G12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:.G12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:.G1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5:.G12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:.G12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:.G12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8:.G12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:.G12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:.G13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:.G1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3:.G1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4:.G1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:.G1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:.G1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:.G13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:.G1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0:.G14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:.G14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:.G1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:.G1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4:.G14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6:.G14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:.G1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:.G14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:.G1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:.G1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:.G1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:.G1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:.G1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:.G1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:.G15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:.G15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:.G158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:.G1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:.G1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:.G1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:.G16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:.G1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:.G1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:.G16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8:.G16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:.G1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:.G1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:.G1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:.G1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:.G1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:.G17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:.G1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:.G17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:.G1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:.G17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:.G17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:.G1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81:.G181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:.G18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:.G1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:.G1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:.G18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:.G1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:.G1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:.G18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:.G1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:.G19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:.G1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:.G1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:.G1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4:.G19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:.G1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:.G1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7:.G1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8:.G1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9:.G1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0:.G20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1:.G2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2:.G2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3:.G2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4:.G2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5:.G20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6:.G20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7:.G2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8:.G2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9:.G2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0:.G2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1:.G2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2:.G2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3:.G2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4:.G21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5:.G21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6:.G2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7:.G21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8:.G21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9:.G2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0:.G2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1:.G2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2:.G22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3:.G2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4:.G22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5:.G2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6:.G2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7:.G2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8:.G22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9:.G22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0:.G2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1:.G23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2:.G23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3:.G23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4:.G2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5:.G23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6:.G2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7:.G2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8:.G23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9:.G2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0:.G2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1:.G24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2:.G2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3:.G24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4:.G2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5:.G24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6:.G24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7:.G24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8:.G24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9:.G2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0:.G25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1:.G2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2:.G25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3:.G2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4:.G25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5:.G25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6:.G2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8:.G2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9:.G25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0:.G26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1:.G2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2:.G26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3:.G2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4:.G26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5:.G26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6:.G2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7:.G2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8:.G26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9:.G2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0:.G2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1:.G2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2:.G2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3:.G27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4:.G2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6:.G2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7:.G27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8:.G2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9:.G27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1:.G2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2:.G28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3:.G2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4:.G28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5:.G2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6:.G2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9:.G28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91:.G2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2:.G2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3:.G293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5:.G2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7:.G2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8:.G2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9:.G2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0:.G3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1:.G3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2:.G30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3:.G3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4:.G3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5:.G30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6:.G3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7:.G3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8:.G3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1:.G3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4:.G3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5:.G32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6:.G3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7:.G32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8:.G32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9:.G32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0:.G3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2:.G3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3:.G3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4:.G3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5:.G3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6:.G3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8:.G3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9:.G3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0:.G34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1:.G3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2:.G3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3:.G34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4:.G34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5:.G3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6:.G3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7:.G34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8:.G3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9:.G3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1:.G35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2:.G3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3:.G3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4:.G3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5:.G35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6:.G3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7:.G3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8:.G3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9:.G3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0:.G36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61:.G36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2:.G3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3:.G3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4:.G36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5:.G36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6:.G3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7:.G3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8:.G36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9:.G3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0:.G37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2:.G3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3:.G3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4:.G3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5:.G37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6:.G3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8:.G37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9:.G3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0:.G3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1:.G3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5:.G38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6:.G38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7:.G38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8:.G38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9:.G3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0:.G3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1:.G3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2:.G3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3:.G39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4:.G3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5:.G39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6:.G3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7:.G39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8:.G3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9:.G39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0:.G4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1:.G40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2:.G4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3:.G4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4:.G4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5:.G40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6:.G4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5:.G4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7:.G45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8:.G4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9:.G4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0:.G46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1:.G46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2:.G46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3:.G4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4:.G4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5:.G4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6:.G46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7:.G4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8:.G4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9:.G46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0:.G4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1:.G4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2:.G4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3:.G47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4:.G4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5:.G4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6:.G4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7:.G47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8:.G4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9:.G4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0:.G48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1:.G4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2:.G48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3:.G48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4:.G4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5:.G4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6:.G48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7:.G48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8:.G4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9:.G48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0:.G4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1:.G4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2:.G49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3:.G49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4:.G49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5:.G49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6:.G4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7:.G4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8:.G4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9:.G49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0:.G5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1:.G5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2:.G50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3:.G50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4:.G5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5:.G5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6:.G50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7:.G5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8:.G5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9:.G50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0:.G5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1:.G5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2:.G51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3:.G5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4:.G5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5:.G51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6:.G51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7:.G5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8:.G51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9:.G5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0:.G5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1:.G5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2:.G52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3:.G52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4:.G52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5:.G5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6:.G5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7:.G52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8:.G5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9:.G52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30:.G5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1:.G5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2:.G53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3:.G53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4:.G5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5:.G5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6:.G5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7:.G53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8:.G5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9:.G53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0:.G5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1:.G54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2:.G5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3:.G54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4:.G5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5:.G5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6:.G5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7:.G54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8:.G54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9:.G54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0:.G55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1:.G55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2:.G5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3:.G55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4:.G5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5:.G5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6:.G5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7:.G5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8:.G5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9:.G5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0:.G5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1:.G5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3:.G5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4:.G5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5:.G5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6:.G5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7:.G5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8:.G5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9:.G5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1:.G5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2:.G57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3:.G5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4:.G57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5:.G5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7:.G5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8:.G5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80:.G58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1:.G58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2:.G58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3:.G5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4:.G58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6:.G5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7:.G58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8:.G5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9:.G58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0:.G5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1:.G5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2:.G59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3:.G5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4:.G5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5:.G59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6:.G5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7:.G59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8:.G59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9:.G59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0:.G6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1:.G6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2:.G6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3:.G6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4:.G6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5:.G6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6:.G60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7:.G6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8:.G60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9:.G6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0:.G6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1:.G61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2:.G6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3:.G6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4:.G6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6:.G61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7:.G61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8:.G6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9:.G61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0:.G6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1:.G6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2:.G62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3:.G62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4:.G6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5:.G62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6:.G62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8:.G6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9:.G6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0:.G63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1:.G6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2:.G6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3:.G6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4:.G6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5:.G6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6:.G6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7:.G6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8:.G6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9:.G6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0:.G6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1:.G64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2:.G6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3:.G64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4:.G6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5:.G6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6:.G64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7:.G64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8:.G6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9:.G6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0:.G6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1:.G65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2:.G65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3:.G65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4:.G6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5:.G6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6:.G65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7:.G65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8:.G6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9:.G65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0:.G6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1:.G66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2:.G6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3:.G6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4:.G66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5:.G66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6:.G66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7:.G6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8:.G6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0:.G67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1:.G6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2:.G6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3:.G6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4:.G6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5:.G6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6:.G6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8:.G6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9:.G67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0:.G6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1:.G6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2:.G6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3:.G6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5:.G6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6:.G68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7:.G68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8:.G6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9:.G6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0:.G6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2:.G6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3:.G69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5:.G6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6:.G69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7:.G69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8:.G6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9:.G69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01:.G7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2:.G7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3:.G70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4:.G7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5:.G70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7:.G7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8:.G7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9:.G7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0:.G7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11:.G71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2:.G7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3:.G7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4:.G71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5:.G71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6:.G7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7:.G7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8:.G71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9:.G71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0:.G72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1:.G7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2:.G72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3:.G7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4:.G72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5:.G7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7:.G7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8:.G7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9:.G72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0:.G7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1:.G73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4:.G7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5:.G7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6:.G7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7:.G7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9:.G7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0:.G74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1:.G7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2:.G74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5:.G7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6:.G7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7:.G7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8:.G74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9:.G74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0:.G7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1:.G7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2:.G7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3:.G7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4:.G7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5:.G75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7:.G7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8:.G7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9:.G7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0:.G7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1:.G7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2:.G7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3:.G76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4:.G7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5:.G7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6:.G76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7:.G7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8:.G76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9:.G76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0:.G7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1:.G77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2:.G7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3:.G7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4:.G77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5:.G7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6:.G77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7:.G7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8:.G77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9:.G77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0:.G7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1:.G781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2:.G7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3:.G7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4:.G78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5:.G7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6:.G7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7:.G78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8:.G7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9:.G7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0:.G7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1:.G7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2:.G79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3:.G7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4:.G7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5:.G7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6:.G7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7:.G7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8:.G79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9:.G7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1:.G80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2:.G8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3:.G8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4:.G8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5:.G80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7:.G8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8:.G8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0:.G8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1:.G8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2:.G8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3:.G8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6:.G8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7:.G81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8:.G8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9:.G8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0:.G82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1:.G8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2:.G8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3:.G8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4:.G8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5:.G82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6:.G82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7:.G82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8:.G8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9:.G8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0:.G8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1:.G8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2:.G83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3:.G83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4:.G8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5:.G83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6:.G83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7:.G8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8:.G8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9:.G8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0:.G8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1:.G84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2:.G84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3:.G8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4:.G8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5:.G8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6:.G8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7:.G84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8:.G8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9:.G8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0:.G8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1:.G85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2:.G8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3:.G8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4:.G85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5:.G85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6:.G85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7:.G8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8:.G8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9:.G85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0:.G8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1:.G86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3:.G8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4:.G8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5:.G86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6:.G8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7:.G8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8:.G8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0:.G8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1:.G87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2:.G8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3:.G8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6:.G87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7:.G8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8:.G8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9:.G8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1:.G8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2:.G8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4:.G8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5:.G88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6:.G8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7:.G8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8:.G8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9:.G88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0:.G8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1:.G89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2:.G8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3:.G8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4:.G89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5:.G8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6:.G8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7:.G8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9:.G89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0:.G9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1:.G90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2:.G90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3:.G90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4:.G90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5:.G9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6:.G906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7:.G9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9:.G9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0:.G9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1:.G91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2:.G91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3:.G91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4:.G9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5:.G9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6:.G9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7:.G9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8:.G9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9:.G9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0:.G9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1:.G9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2:.G9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3:.G9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4:.G92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5:.G9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6:.G92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7:.G92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8:.G9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9:.G92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0:.G9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1:.G9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2:.G93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3:.G93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4:.G93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5:.G93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6:.G9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7:.G9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8:.G93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9:.G9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0:.G94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1:.G9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2:.G9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3:.G9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4:.G9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6:.G94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8:.G9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9:.G9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0:.G9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1:.G9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2:.G9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4:.G95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5:.G9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6:.G95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7:.G9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8:.G95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0:.G9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2:.G96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4:.G96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6:.G9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7:.G96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8:.G9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9:.G96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0:.G97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1:.G9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2:.G97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4:.G9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5:.G9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7:.G9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8:.G97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9:.G97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0:.G9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1:.G9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2:.G9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3:.G9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4:.G9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5:.G98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6:.G9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7:.G9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8:.G9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9:.G98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0:.G9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1:.G9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2:.G9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3:.G99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4:.G9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5:.G99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6:.G9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7:.G9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8:.G99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9:.G9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0:.G10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1:.G10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2:.G100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3:.G100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4:.G10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5:.G10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6:.G10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7:.G10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8:.G10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9:.G100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0:.G101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1:.G10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2:.G10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3:.G10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4:.G10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5:.G10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6:.G10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7:.G1017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8:.G10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9:.G10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0:.G102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1:.G10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2:.G10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3:.G10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4:.G102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5:.G10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6:.G102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7:.G10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8:.G10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9:.G102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0:.G10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2:.G10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3:.G10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4:.G10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5:.G10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6:.G103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7:.G10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8:.G103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9:.G10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0:.G104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1:.G10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2:.G10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4:.G104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5:.G104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6:.G104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7:.G10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8:.G10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9:.G10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0:.G105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1:.G105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2:.G10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3:.G10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4:.G10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5:.G105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6:.G10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7:.G10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8:.G105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9:.G105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1:.G106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3:.G10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4:.G10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5:.G10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6:.G10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9:.G106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2:.G10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3:.G10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4:.G10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5:.G107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6:.G10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7:.G10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8:.G10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9:.G10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0:.G108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1:.G10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2:.G10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3:.G10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4:.G10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5:.G108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6:.G10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7:.G108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8:.G10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9:.G108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0:.G109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1:.G10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2:.G109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3:.G109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4:.G10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5:.G10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6:.G10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7:.G10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8:.G109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9:.G10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0:.G110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1:.G11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2:.G110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3:.G11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4:.G110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5:.G110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6:.G11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7:.G110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8:.G11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9:.G110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10:.G111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1:.G11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2:.G11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3:.G11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4:.G11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5:.G11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6:.G11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7:.G11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8:.G11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9:.G11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0:.G11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1:.G11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2:.G11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3:.G11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4:.G112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5:.G112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6:.G11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7:.G112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8:.G112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9:.G11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0:.G11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1:.G11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2:.G113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3:.G113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4:.G11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5:.G11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6:.G11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7:.G11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8:.G11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9:.G113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0:.G114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1:.G114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2:.G11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3:.G114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4:.G114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5:.G11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6:.G114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7:.G11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8:.G114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9:.G114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0:.G11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2:.G11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3:.G115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4:.G115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5:.G11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6:.G115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7:.G115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8:.G1158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9:.G115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0:.G11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1:.G11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2:.G11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3:.G11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4:.G11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5:.G116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6:.G11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7:.G116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8:.G116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9:.G116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0:.G117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1:.G117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2:.G11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3:.G11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4:.G117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5:.G11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6:.G117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7:.G117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8:.G117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9:.G117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0:.G11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1:.G118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2:.G11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4:.G11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5:.G11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6:.G11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7:.G11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9:.G118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0:.G11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1:.G11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2:.G119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3:.G11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5:.G11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7:.G11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9:.G119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0:.G120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1:.G12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2:.G120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6:.G120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8:.G12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9:.G12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1:.G12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2:.G12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3:.G121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4:.G12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5:.G12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6:.G121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7:.G121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8:.G121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9:.G12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0:.G12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1:.G122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2:.G122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3:.G12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4:.G12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5:.G12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6:.G12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7:.G12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8:.G12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9:.G12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0:.G123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1:.G12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2:.G12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3:.G12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4:.G12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5:.G12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6:.G12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7:.G12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8:.G123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9:.G12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0:.G124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1:.G12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2:.G12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3:.G12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4:.G12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5:.G12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6:.G124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7:.G12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8:.G124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9:.G12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0:.G12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1:.G12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2:.G12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3:.G125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4:.G12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5:.G125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6:.G12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7:.G125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8:.G12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9:.G12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0:.G12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1:.G126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2:.G12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3:.G126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4:.G12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5:.G12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6:.G126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8:.G12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9:.G12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0:.G12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1:.G127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2:.G127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3:.G12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4:.G12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5:.G12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7:.G12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8:.G12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0:.G12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1:.G12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2:.G12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3:.G12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4:.G12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6:.G12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7:.G128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8:.G12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9:.G12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0:.G129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1:.G12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2:.G12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3:.G1293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4:.G12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5:.G12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7:.G12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8:.G12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9:.G12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0:.G130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1:.G130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3:.G13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4:.G130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5:.G130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7:.G130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8:.G130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9:.G13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0:.G131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1:.G13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2:.G131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3:.G13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4:.G131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5:.G131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7:.G13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8:.G13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9:.G13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0:.G13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1:.G132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2:.G13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3:.G132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4:.G13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5:.G13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6:.G13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7:.G13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8:.G132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9:.G13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0:.G13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1:.G13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2:.G13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3:.G13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4:.G13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5:.G13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6:.G133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7:.G13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8:.G133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9:.G13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0:.G13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41:.G134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2:.G13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3:.G134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4:.G13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5:.G134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6:.G13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7:.G13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8:.G134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9:.G13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0:.G13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1:.G13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2:.G135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3:.G13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4:.G135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6:.G13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9:.G13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1:.G13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2:.G13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4:.G136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5:.G13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6:.G13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7:.G13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8:.G13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9:.G136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1:.G137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2:.G13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3:.G13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4:.G137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5:.G137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6:.G13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7:.G13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8:.G13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9:.G13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0:.G138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1:.G138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3:.G13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4:.G13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5:.G138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6:.G138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7:.G13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8:.G13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9:.G13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0:.G13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1:.G13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2:.G13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3:.G13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4:.G139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5:.G13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6:.G13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7:.G13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8:.G13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9:.G139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0:.G140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1:.G14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2:.G14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3:.G140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4:.G14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5:.G14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7:.G140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8:.G14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9:.G140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0:.G14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1:.G14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2:.G14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3:.G141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5:.G14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6:.G141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8:.G141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9:.G14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0:.G142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1:.G142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2:.G14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3:.G142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4:.G14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5:.G142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6:.G14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7:.G14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8:.G14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9:.G142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0:.G143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1:.G143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2:.G143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3:.G14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4:.G14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5:.G14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6:.G14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7:.G14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8:.G143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9:.G14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0:.G14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1:.G14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2:.G14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3:.G144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4:.G14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5:.G14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6:.G14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7:.G144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8:.G144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9:.G144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0:.G145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1:.G14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3:.G14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4:.G14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5:.G14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6:.G14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7:.G145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8:.G145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9:.G14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0:.G14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1:.G14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2:.G146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3:.G146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4:.G14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5:.G146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6:.G14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8:.G146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9:.G14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0:.G14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1:.G147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3:.G14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4:.G14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5:.G147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6:.G147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7:.G14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8:.G14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9:.G14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0:.G14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1:.G148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2:.G148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3:.G148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4:.G14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5:.G148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6:.G14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7:.G14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8:.G14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9:.G148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0:.G14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1:.G149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2:.G14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3:.G149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4:.G14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5:.G14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6:.G149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7:.G14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8:.G14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9:.G149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0:.G150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1:.G15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2:.G15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3:.G150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4:.G15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5:.G15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6:.G15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7:.G15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8:.G15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9:.G15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0:.G15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1:.G15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2:.G15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3:.G151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4:.G15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5:.G151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6:.G151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7:.G151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8:.G151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9:.G15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0:.G15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1:.G152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2:.G152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3:.G15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4:.G15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5:.G15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6:.G15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7:.G152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8:.G15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9:.G15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0:.G15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1:.G15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2:.G153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3:.G153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4:.G153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5:.G15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6:.G15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7:.G15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8:.G153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9:.G15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0:.G15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1:.G15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2:.G15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3:.G15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4:.G15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5:.G154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6:.G15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7:.G1547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8:.G15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9:.G15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0:.G155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1:.G15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2:.G15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3:.G15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4:.G15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5:.G15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6:.G155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8:.G155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9:.G15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0:.G15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1:.G156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2:.G156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3:.G15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4:.G15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5:.G156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6:.G156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7:.G156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8:.G15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9:.G156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0:.G15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1:.G15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2:.G157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3:.G15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4:.G15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5:.G15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6:.G15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7:.G157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8:.G15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9:.G15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0:.G158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1:.G158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2:.G158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3:.G15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4:.G15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5:.G15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6:.G15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7:.G15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8:.G15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9:.G158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0:.G159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1:.G159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2:.G15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3:.G15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4:.G15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5:.G15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6:.G15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7:.G159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8:.G159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9:.G15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0:.G16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1:.G160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2:.G16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3:.G16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4:.G16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5:.G16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6:.G160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7:.G160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8:.G16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9:.G16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0:.G161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11:.G161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2:.G16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3:.G16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4:.G161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5:.G161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6:.G16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7:.G16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8:.G16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9:.G16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0:.G16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1:.G162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2:.G16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3:.G162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4:.G16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5:.G16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6:.G16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7:.G16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9:.G162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0:.G16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1:.G16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2:.G163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3:.G16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4:.G163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5:.G163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6:.G16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7:.G16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8:.G16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9:.G16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0:.G164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1:.G16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2:.G164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3:.G16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4:.G164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5:.G16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6:.G16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8:.G16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9:.G164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0:.G16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1:.G16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2:.G165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3:.G165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4:.G165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5:.G16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6:.G16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7:.G16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8:.G16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9:.G16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0:.G166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1:.G16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2:.G166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3:.G166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5:.G16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6:.G166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7:.G166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8:.G166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9:.G16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0:.G167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1:.G167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2:.G16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3:.G16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5:.G167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6:.G167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7:.G16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8:.G167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9:.G16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0:.G16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1:.G16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2:.G168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3:.G16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4:.G16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5:.G168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6:.G168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7:.G168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8:.G168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9:.G16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0:.G16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1:.G16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2:.G16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3:.G169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4:.G16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5:.G169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6:.G16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7:.G16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8:.G16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9:.G16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0:.G170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1:.G17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2:.G170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3:.G17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4:.G17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5:.G170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6:.G17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7:.G17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8:.G17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9:.G170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0:.G17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1:.G17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3:.G17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4:.G171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5:.G17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6:.G17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7:.G17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8:.G17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9:.G171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0:.G17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1:.G17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3:.G172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4:.G17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5:.G172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6:.G17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7:.G172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8:.G17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9:.G172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0:.G17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1:.G17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2:.G17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3:.G17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4:.G17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5:.G173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6:.G17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7:.G17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8:.G17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9:.G17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0:.G17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1:.G17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2:.G17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3:.G174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4:.G174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5:.G17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6:.G174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7:.G174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8:.G17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9:.G174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0:.G175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1:.G17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2:.G17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3:.G17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4:.G175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5:.G17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6:.G175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7:.G175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8:.G175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9:.G17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0:.G17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1:.G17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2:.G176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3:.G176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4:.G176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5:.G176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6:.G17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7:.G17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8:.G17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9:.G17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0:.G177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1:.G177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2:.G177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3:.G17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4:.G17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5:.G177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6:.G17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7:.G17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8:.G17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9:.G17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0:.G178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1:.G17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2:.G17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3:.G17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4:.G17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5:.G178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6:.G17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7:.G17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8:.G178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9:.G178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0:.G17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1:.G179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2:.G17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3:.G179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4:.G179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5:.G179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6:.G17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7:.G17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8:.G17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9:.G17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0:.G180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1:.G180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2:.G18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3:.G18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4:.G18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6:.G18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7:.G180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8:.G18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9:.G180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0:.G18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1:.G18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2:.G18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3:.G181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5:.G18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6:.G181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7:.G181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8:.G18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9:.G181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1:.G182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4:.G18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5:.G182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7:.G18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8:.G18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30:.G1830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1:.G18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2:.G183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3:.G183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4:.G18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6:.G183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8:.G18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9:.G18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0:.G18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1:.G184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2:.G184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3:.G18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5:.G184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6:.G18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8:.G18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9:.G184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0:.G18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1:.G18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2:.G185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3:.G185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4:.G18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5:.G18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6:.G185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7:.G18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8:.G18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9:.G18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0:.G18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1:.G186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2:.G18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3:.G18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4:.G18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5:.G18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6:.G18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9:.G186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0:.G18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1:.G18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2:.G187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3:.G187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4:.G187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5:.G18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6:.G18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7:.G187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8:.G18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9:.G187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0:.G188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1:.G18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2:.G1882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3:.G18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4:.G18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5:.G18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6:.G18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7:.G188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8:.G18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9:.G18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0:.G189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1:.G18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2:.G18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3:.G189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4:.G18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5:.G18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6:.G18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7:.G18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8:.G189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9:.G189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0:.G190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2:.G190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3:.G19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4:.G19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6:.G19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8:.G19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9:.G19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0:.G191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1:.G19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4:.G191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5:.G19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6:.G19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7:.G191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8:.G19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9:.G19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0:.G19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1:.G19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2:.G192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3:.G192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4:.G192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5:.G192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6:.G19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7:.G192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8:.G19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9:.G192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0:.G193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1:.G19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2:.G19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3:.G19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4:.G19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5:.G19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6:.G193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7:.G19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8:.G19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9:.G19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0:.G19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41:.G1941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2:.G19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3:.G19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5:.G1945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6:.G19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7:.G19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8:.G19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9:.G19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0:.G19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1:.G19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2:.G19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3:.G195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4:.G195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5:.G19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6:.G19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7:.G19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8:.G19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9:.G19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60:.G196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1:.G196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7" calcext:value-type="float">
            <text:p>7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.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6" calcext:value-type="float">
            <text:p>6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8.33333333333333" calcext:value-type="float">
            <text:p>8.33333333333333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7" calcext:value-type="float">
            <text:p>7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7.14285714285714" calcext:value-type="float">
            <text:p>7.14285714285714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2" calcext:value-type="float">
            <text:p>262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9" calcext:value-type="float">
            <text:p>9</text:p>
          </table:table-cell>
          <table:table-cell table:style-name="ce30" table:formula="of:=COUNTIF(Last100;[.A8])" office:value-type="float" office:value="12" calcext:value-type="float">
            <text:p>12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.55555555555556" calcext:value-type="float">
            <text:p>5.55555555555556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1" calcext:value-type="float">
            <text:p>1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2" calcext:value-type="float">
            <text:p>12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>
            <text:p/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9" calcext:value-type="float">
            <text:p>9</text:p>
          </table:table-cell>
          <table:table-cell table:style-name="ce30" table:formula="of:=COUNTIF(Last100;[.A11])" office:value-type="float" office:value="18" calcext:value-type="float">
            <text:p>18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5.55555555555556" calcext:value-type="float">
            <text:p>5.55555555555556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1" calcext:value-type="float">
            <text:p>1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>
            <text:p/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8" calcext:value-type="float">
            <text:p>278</text:p>
          </table:table-cell>
          <table:table-cell table:style-name="ce32" table:formula="of:=VALUE(50/[.D13])" office:value-type="float" office:value="7.14285714285714" calcext:value-type="float">
            <text:p>7.14285714285714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2" calcext:value-type="float">
            <text:p>2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Total;[.A14])" office:value-type="float" office:value="283" calcext:value-type="float">
            <text:p>283</text:p>
          </table:table-cell>
          <table:table-cell table:style-name="ce32" table:formula="of:=VALUE(50/[.D14])" office:value-type="float" office:value="8.33333333333333" calcext:value-type="float">
            <text:p>8.33333333333333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9" calcext:value-type="float">
            <text:p>9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2" calcext:value-type="float">
            <text:p>2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Total;[.A16])" office:value-type="float" office:value="256" calcext:value-type="float">
            <text:p>256</text:p>
          </table:table-cell>
          <table:table-cell table:style-name="ce32" table:formula="of:=VALUE(50/[.D16])" office:value-type="float" office:value="25" calcext:value-type="float">
            <text:p>2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7" calcext:value-type="float">
            <text:p>7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5" calcext:value-type="float">
            <text:p>295</text:p>
          </table:table-cell>
          <table:table-cell table:style-name="ce32" table:formula="of:=VALUE(50/[.D19])" office:value-type="float" office:value="7.14285714285714" calcext:value-type="float">
            <text:p>7.14285714285714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2" calcext:value-type="float">
            <text:p>12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80" calcext:value-type="float">
            <text:p>280</text:p>
          </table:table-cell>
          <table:table-cell table:style-name="ce32" table:formula="of:=VALUE(50/[.D20])" office:value-type="float" office:value="4.16666666666667" calcext:value-type="float">
            <text:p>4.16666666666667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7" calcext:value-type="float">
            <text:p>7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2" calcext:value-type="float">
            <text:p>262</text:p>
          </table:table-cell>
          <table:table-cell table:style-name="ce32" table:formula="of:=VALUE(50/[.D21])" office:value-type="float" office:value="7.14285714285714" calcext:value-type="float">
            <text:p>7.14285714285714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Total;[.A22])" office:value-type="float" office:value="264" calcext:value-type="float">
            <text:p>264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2" calcext:value-type="float">
            <text:p>2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2" calcext:value-type="float">
            <text:p>2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20" calcext:value-type="float">
            <text:p>20</text:p>
          </table:table-cell>
          <table:table-cell table:style-name="ce31" table:formula="of:=COUNTIF(Total;[.A27])" office:value-type="float" office:value="250" calcext:value-type="float">
            <text:p>250</text:p>
          </table:table-cell>
          <table:table-cell table:style-name="ce32" table:formula="of:=VALUE(50/[.D27])" office:value-type="float" office:value="5.55555555555556" calcext:value-type="float">
            <text:p>5.55555555555556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5" calcext:value-type="float">
            <text:p>5</text:p>
          </table:table-cell>
          <table:table-cell table:style-name="ce29" table:formula="of:=COUNTIF(Last50;[.A28])" office:value-type="float" office:value="13" calcext:value-type="float">
            <text:p>13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0" calcext:value-type="float">
            <text:p>280</text:p>
          </table:table-cell>
          <table:table-cell table:style-name="ce32" table:formula="of:=VALUE(50/[.D28])" office:value-type="float" office:value="3.84615384615385" calcext:value-type="float">
            <text:p>3.8461538461538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1" calcext:value-type="float">
            <text:p>1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18" calcext:value-type="float">
            <text:p>18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.5454545454545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8" calcext:value-type="float">
            <text:p>18</text:p>
          </table:table-cell>
          <table:table-cell table:style-name="ce31" table:formula="of:=COUNTIF(Total;[.A33])" office:value-type="float" office:value="244" calcext:value-type="float">
            <text:p>244</text:p>
          </table:table-cell>
          <table:table-cell table:style-name="ce32" table:formula="of:=VALUE(50/[.D33])" office:value-type="float" office:value="7.14285714285714" calcext:value-type="float">
            <text:p>7.14285714285714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8" calcext:value-type="float">
            <text:p>18</text:p>
          </table:table-cell>
          <table:table-cell table:style-name="ce31" table:formula="of:=COUNTIF(Total;[.A35])" office:value-type="float" office:value="272" calcext:value-type="float">
            <text:p>272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6" calcext:value-type="float">
            <text:p>246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Total;[.A37])" office:value-type="float" office:value="265" calcext:value-type="float">
            <text:p>265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02:08:59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1T02:10:46.173000000</dc:date>
    <meta:editing-duration>PT7H22M33S</meta:editing-duration>
    <meta:editing-cycles>41</meta:editing-cycles>
    <meta:document-statistic meta:table-count="2" meta:cell-count="16804" meta:object-count="1"/>
  </office:meta>
</office:document-meta>
</file>

<file path=Object 1/content.xml><?xml version="1.0" encoding="utf-8"?>
<math xmlns="http://www.w3.org/1998/Math/MathML" display="block"/>
</file>